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ReceivingTransportHandlerTests.handleRequestAndExpect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ReceivingTransportHandlerTests.delegateMessag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ReceivingTransportHandlerTests.readMessagesNo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ReceivingTransportHandlerTests.readMessagesBad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ReceivingTransportHandlerTests.readMessagesXh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ReceivingTransportHandlerTests.handleRequest( AbstractHttpReceivingTransportHandler transpor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